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68fb3" officeooo:paragraph-rsid="00068fb3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1:</text:p>
      <text:p text:style-name="Standard">Commande pour le nom de ma machine: hostname -&gt; Résultat: nguyen-anh-dung</text:p>
      <text:p text:style-name="Standard">Commande pour l'adresse IP de ma machine: ip -a addr ou ip a | grep "inet" ou ifconfig (avec installation sudo apt install net-tools) -&gt; Résultat: 10.9.29.36</text:p>
      <text:p text:style-name="Standard"/>
      <text:p text:style-name="Standard">Q2:</text:p>
      <text:p text:style-name="Standard">Le nombre d’interfaces: ip link show</text:p>
      <text:p text:style-name="Standard">lo: mtu 65536 bytes</text:p>
      <text:p text:style-name="Standard">eno2: mtu 1500 bytes</text:p>
      <text:p text:style-name="Standard">wlo1: mtu 1500 bytes</text:p>
      <text:p text:style-name="Standard"/>
      <text:p text:style-name="Standard">Q3:</text:p>
      <text:p text:style-name="Standard">La table de routage: route</text:p>
      <text:p text:style-name="Standard">Informations obtenues:</text:p>
      <text:p text:style-name="Standard"><text:tab/>Destination - indique la destination réseau de la route, une route par défaut</text:p>
      <text:p text:style-name="Standard"><text:tab/>Gateway - la passerelle</text:p>
      <text:p text:style-name="Standard"><text:tab/>Genmask</text:p>
      <text:p text:style-name="Standard"><text:tab/>Flags</text:p>
      <text:p text:style-name="Standard"><text:tab/>Metric - une métrique de coût </text:p>
      <text:p text:style-name="Standard"><text:tab/>Ref</text:p>
      <text:p text:style-name="Standard"><text:tab/>Use</text:p>
      <text:p text:style-name="Standard"><text:tab/>Iface - l'index d'interface pour l'interface sur laquelle la destination est accessible</text:p>
      <text:p text:style-name="Standard">Résultat:</text:p>
      <text:p text:style-name="Standard">Kernel IP routing table</text:p>
      <text:p text:style-name="Standard">Destination <text:s text:c="4"/>Gateway <text:s text:c="8"/>Genmask <text:s text:c="8"/>Flags Metric Ref <text:s text:c="3"/>Use Iface</text:p>
      <text:p text:style-name="Standard">default <text:s text:c="8"/>_gateway <text:s text:c="7"/>0.0.0.0 <text:s text:c="8"/>UG <text:s text:c="3"/>600 <text:s text:c="3"/>0 <text:s text:c="7"/>0 wlo1</text:p>
      <text:p text:style-name="Standard">10.9.24.0 <text:s text:c="6"/>0.0.0.0 <text:s text:c="8"/>255.255.248.0 <text:s text:c="2"/>U <text:s text:c="4"/>600 <text:s text:c="3"/>0 <text:s text:c="7"/>0 wlo1</text:p>
      <text:p text:style-name="Standard"/>
      <text:p text:style-name="Standard">Q4:</text:p>
      <text:p text:style-name="Standard">sudo apt install openssh-server</text:p>
      <text:p text:style-name="Standard">ssh nom-machine@ip-adresse</text:p>
      <text:p text:style-name="Standard">Informations obtenues: c'est l'information de la machine de mon binôme</text:p>
      <text:p text:style-name="Standard"/>
      <text:p text:style-name="Standard">Q5:</text:p>
      <text:p text:style-name="Standard">La table (cache) ARP: arp</text:p>
      <text:p text:style-name="Standard">Résultat:</text:p>
      <text:p text:style-name="Standard">Address <text:s text:c="17"/>HWtype <text:s/>HWaddress <text:s text:c="10"/>Flags Mask <text:s text:c="11"/>Iface</text:p>
      <text:p text:style-name="Standard">10.9.24.87 <text:s text:c="14"/>ether <text:s text:c="2"/>a8:7e:ea:b4:40:47 <text:s text:c="2"/>C <text:s text:c="20"/>wlo1</text:p>
      <text:p text:style-name="Standard">_gateway <text:s text:c="16"/>ether <text:s text:c="2"/>00:09:0f:09:00:1a <text:s text:c="2"/>C <text:s text:c="20"/>wlo1</text:p>
      <text:p text:style-name="Standard"/>
      <text:p text:style-name="Standard">Q6: </text:p>
      <text:p text:style-name="Standard">sudo apt install wireshark</text:p>
      <text:p text:style-name="Standard">sudo wireshark</text:p>
      <text:p text:style-name="Standard"/>
      <text:p text:style-name="Standard">Q7: </text:p>
      <text:p text:style-name="Standard">sudo wireshark</text:p>
      <text:p text:style-name="Standard"/>
      <text:p text:style-name="Standard">Q8:</text:p>
      <text:p text:style-name="Standard">ping 10.9.24.87</text:p>
      <text:p text:style-name="Standard"/>
      <text:p text:style-name="Standard"><text:soft-page-break/>Q9:</text:p>
      <text:p text:style-name="Standard">Arrêté</text:p>
      <text:p text:style-name="Standard"/>
      <text:p text:style-name="Standard">Q10:</text:p>
      <text:p text:style-name="Standard">Le message ARP est broadcast sur le réseau</text:p>
      <text:p text:style-name="Standard">Un message ARP contient les champs suivants :</text:p>
      <text:p text:style-name="Standard"><text:s text:c="4"/>Adresse MAC source</text:p>
      <text:p text:style-name="Standard"><text:s text:c="4"/>Adresse MAC destination</text:p>
      <text:p text:style-name="Standard"><text:s text:c="4"/>Adresse IP source</text:p>
      <text:p text:style-name="Standard"><text:s text:c="4"/>Adresse IP destination</text:p>
      <text:p text:style-name="Standard"><text:s text:c="4"/>Type d’opération (requête ou réponse)</text:p>
      <text:p text:style-name="Standard"/>
      <text:p text:style-name="Standard">Q11:</text:p>
      <text:p text:style-name="Standard">785<text:tab/>125.553397924<text:tab/>CloudNetwork_0f:19:3d<text:tab/>Broadcast<text:tab/>ARP<text:tab/>60<text:tab/>ARP Announcement for 10.9.29.240</text:p>
      <text:p text:style-name="Standard">786<text:tab/>125.553398016<text:tab/>Intel_24:54:a5<text:tab/><text:tab/>Broadcast<text:tab/>ARP<text:tab/>60<text:tab/>Who has 10.9.24.238? (ARP Probe)</text:p>
      <text:p text:style-name="Standard">787<text:tab/>125.553398092<text:tab/>Intel_24:54:a5<text:tab/><text:tab/>Broadcast<text:tab/>ARP<text:tab/>60<text:tab/>Who has 10.9.24.238? (ARP Probe)</text:p>
      <text:p text:style-name="Standard">788<text:tab/>126.249963616<text:tab/>Fortinet_09:00:1a<text:tab/>Broadcast<text:tab/>ARP<text:tab/>56<text:tab/>Who has 10.9.30.95? Tell 10.9.31.254</text:p>
      <text:p text:style-name="Standard">789<text:tab/>126.249963863<text:tab/>Fortinet_09:00:1a<text:tab/>Broadcast<text:tab/>ARP<text:tab/>56<text:tab/>Who has 10.9.30.95? Tell 10.9.31.254</text:p>
      <text:p text:style-name="Standard">790<text:tab/>126.296315252<text:tab/>ce:22:b7:de:56:d4<text:tab/>Broadcast<text:tab/>ARP<text:tab/>60<text:tab/>Gratuitous ARP for 10.9.29.174 (Reply)</text:p>
      <text:p text:style-name="Standard">791<text:tab/>126.296315338<text:tab/>ce:22:b7:de:56:d4<text:tab/>Broadcast<text:tab/>ARP<text:tab/>60<text:tab/>Gratuitous ARP for 10.9.29.174 (Reply)</text:p>
      <text:p text:style-name="Standard">792<text:tab/>126.318478820<text:tab/>ce:22:b7:de:56:d4<text:tab/>Broadcast<text:tab/>ARP<text:tab/>60<text:tab/>Gratuitous ARP for 10.9.29.174 (Request)</text:p>
      <text:p text:style-name="Standard">793<text:tab/>126.318479020<text:tab/>ce:22:b7:de:56:d4<text:tab/>Broadcast<text:tab/>ARP<text:tab/>60<text:tab/>Gratuitous ARP for 10.9.29.174 (Request)</text:p>
      <text:p text:style-name="Standard">794<text:tab/>126.619675901<text:tab/>Fortinet_09:00:1a<text:tab/>Broadcast<text:tab/>ARP<text:tab/>56<text:tab/>Who has 10.9.28.9? Tell 10.9.31.254</text:p>
      <text:p text:style-name="Standard"/>
      <text:p text:style-name="Standard">Q12:</text:p>
      <text:p text:style-name="Standard">Un message ICMP contient :</text:p>
      <text:p text:style-name="Standard"><text:s text:c="4"/>Type</text:p>
      <text:p text:style-name="Standard"><text:s text:c="4"/>Code</text:p>
      <text:p text:style-name="Standard"><text:s text:c="4"/>Checksum</text:p>
      <text:p text:style-name="Standard"><text:s text:c="4"/>Identifiant et numéro de séquence</text:p>
      <text:p text:style-name="Standard"><text:s text:c="4"/></text:p>
      <text:p text:style-name="Standard">Q13:</text:p>
      <text:p text:style-name="Standard">L'Echo Request est envoyé au destinataire.</text:p>
      <text:p text:style-name="Standard">L'Echo Reply est retourné avec les mêmes données.</text:p>
      <text:p text:style-name="Standard"/>
      <text:p text:style-name="Standard">Q14:</text:p>
      <text:p text:style-name="Standard">ping -c 1 -s 2000 10.9.24.87</text:p>
      <text:p text:style-name="Standard"/>
      <text:p text:style-name="Standard">Q15:</text:p>
      <text:p text:style-name="Standard">Je ne sais pas</text:p>
      <text:p text:style-name="Standard"><text:soft-page-break/></text:p>
      <text:p text:style-name="Standard">Q16:</text:p>
      <text:p text:style-name="Standard">Flag MF (More Fragments) → indique s'il y a d'autres fragments.</text:p>
      <text:p text:style-name="Standard">Offset → position du fragment dans le message.</text:p>
      <text:p text:style-name="Standard">ID de fragmentation → identifiant commun à tous les fragments du même paquet.</text:p>
      <text:p text:style-name="Standard"/>
      <text:p text:style-name="Standard">Q17:</text:p>
      <text:p text:style-name="Standard">ping www.google.com -&gt; Envoie des requêtes à un serveur de Google, il renvoie une réponse ICMP Echo Reply avec le temps de réponse</text:p>
      <text:p text:style-name="Standard">ping www.nust.na et ping www.nmmu.ac.za-&gt; Envoie des requêtes à un serveur, cela permet de vérifier la connexion avec un serveur en Afrique</text:p>
      <text:p text:style-name="Standard">ping www.kitakyu-u.ac.jp et ping www.kyoto-u.ac.jp -&gt; Vérifie l'accessibilité d'un serveur universitaire au Japon, le délai de réponse sera plus long en raison de la distance géographique.</text:p>
      <text:p text:style-name="Standard"/>
      <text:p text:style-name="Standard">Si un site ne répond pas, il peut être inaccessible depuis votre réseau.</text:p>
      <text:p text:style-name="Standard">Si les temps de réponse varient, c’est dû aux distances géographiques et aux performances des réseaux.</text:p>
      <text:p text:style-name="Standard">Si la latence est élevée (&gt;200 ms), le serveur est probablement situé loin ou le réseau est congestionné.</text:p>
      <text:p text:style-name="Standard"/>
      <text:p text:style-name="Standard">Q18:</text:p>
      <text:p text:style-name="Standard">sudo apt install traceroute</text:p>
      <text:p text:style-name="Standard">J'ai déjà essayé mais ca marche pas, il retourne "You do not have enough privileges to use this traceroute method. Socket: Operation not permitted"</text:p>
      <text:p text:style-name="Standard"/>
      <text:p text:style-name="Standard">Q19:</text:p>
      <text:p text:style-name="Standard">host www.free.fr -&gt; IP: 212.27.48.10</text:p>
      <text:p text:style-name="Standard">host www.insa-rennes.fr -&gt; IP: 193.52.94.58</text:p>
      <text:p text:style-name="Standard"/>
      <text:p text:style-name="Standard">nslookup www.free.fr -&gt; Nom: www.free.fr</text:p>
      <text:p text:style-name="Standard">nslookup www.insa-rennes.fr -&gt; Nom: www-vmp-app01.insa-rennes.fr (nom canonique: www-vmp-app01.insa-rennes.fr)</text:p>
      <text:p text:style-name="Standard"/>
      <text:p text:style-name="Standard">dig -&gt; permet d'interroger un serveur DNS pour obtenir des informations sur le domaine, il renvoie principalement l’adresse IP</text:p>
      <text:p text:style-name="Standard">dig www.free.fr</text:p>
      <text:p text:style-name="Standard">-&gt;<text:tab/>ANSWER SECTION: indique que www.free.fr correspond à l’adresse IP 212.27.48.10.</text:p>
      <text:p text:style-name="Standard">-&gt;<text:tab/>Query time: 0 msec signifie que la requête a pris 0 millisecondes.</text:p>
      <text:p text:style-name="Standard">-&gt;<text:tab/>SERVER: 127.0.0.53 indique que la requête a été résolue par Google Public DNS.</text:p>
      <text:p text:style-name="Standard">dig www.insa-rennes.fr</text:p>
      <text:p text:style-name="Standard">-&gt;<text:tab/>ANSWER SECTION: indique que www.free.fr correspond à l’adresse IP 193.52.94.58.</text:p>
      <text:p text:style-name="Standard">-&gt;<text:tab/>Query time: 0 msec signifie que la requête a pris 0 millisecondes.</text:p>
      <text:p text:style-name="Standard">-&gt;<text:tab/>SERVER: 127.0.0.53 indique que la requête a été résolue par Google Public DNS.</text:p>
      <text:p text:style-name="Standard"/>
      <text:p text:style-name="Standard">Q20:</text:p>
      <text:p text:style-name="Standard">Port de destination : souvent 80 (HTTP)</text:p>
      <text:p text:style-name="Standard"/>
      <text:p text:style-name="Standard">Q21:</text:p>
      <text:p text:style-name="Standard">La longueur d'entête est 40 bytes</text:p>
      <text:p text:style-name="Standard"/>
      <text:p text:style-name="Standard"><text:soft-page-break/>Q22:</text:p>
      <text:p text:style-name="Standard">La longueur du segment TCP: taille des données + taile d'entête</text:p>
      <text:p text:style-name="Standard"/>
      <text:p text:style-name="Standard">Q23: </text:p>
      <text:p text:style-name="Standard">paquet TCP (SYN)</text:p>
      <text:p text:style-name="Standard">Le numéro de séquence TCP du premier paquet (du client vers le serveur): 172.18.15.155</text:p>
      <text:p text:style-name="Standard">La taille de la fenˆetre TCP annonc´ee par le client: 32120 bytes</text:p>
      <text:p text:style-name="Standard">Cela signifie que le client recoit 32120 bytes de données</text:p>
      <text:p text:style-name="Standard"/>
      <text:p text:style-name="Standard">Q24:</text:p>
      <text:p text:style-name="Standard">paquet SYN-ACK (Ethernet)</text:p>
      <text:p text:style-name="Standard">Destination: f0:77:c3:db:a0:ec</text:p>
      <text:p text:style-name="Standard">Source: 4c:5e:0c:c9:4f:1d</text:p>
      <text:p text:style-name="Standard">Type: IPv6 (0x86dd)</text:p>
      <text:p text:style-name="Standard"/>
      <text:p text:style-name="Standard">paquet SYN-ACK (IP)</text:p>
      <text:p text:style-name="Standard">Source: 2600:1f13:37c:1400:ba21:7165:5fc7:736e</text:p>
      <text:p text:style-name="Standard">Destination: 2a06:e040:3502:4000:489e:4702:99a7:97cc</text:p>
      <text:p text:style-name="Standard">Type: TCP(6)</text:p>
      <text:p text:style-name="Standard"/>
      <text:p text:style-name="Standard">paquet SYN-ACK (TCP)</text:p>
      <text:p text:style-name="Standard">Source: 80</text:p>
      <text:p text:style-name="Standard">Destination: 40948</text:p>
      <text:p text:style-name="Standard">Acknowledgment Number: 1 (relative ack number)</text:p>
      <text:p text:style-name="Standard">Acknowledgment number (raw): 4071951760</text:p>
      <text:p text:style-name="Standard">TCP Segment Len: 0</text:p>
      <text:p text:style-name="Standard">Sequence Number: 0 (relative sequence number)</text:p>
      <text:p text:style-name="Standard">Sequence Number (raw): 628501767</text:p>
      <text:p text:style-name="Standard">Calculated window size: 26847</text:p>
      <text:p text:style-name="Standard"/>
      <text:p text:style-name="Standard">Q25:</text:p>
      <text:p text:style-name="Standard">MSS Value: 1440 octets</text:p>
      <text:p text:style-name="Standard"/>
      <text:p text:style-name="Standard">Q26:</text:p>
      <text:p text:style-name="Standard">paquet ACK</text:p>
      <text:p text:style-name="Standard">Sequence Number: 1 (relative sequence number)</text:p>
      <text:p text:style-name="Standard">Sequence Number (raw): 628501768</text:p>
      <text:p text:style-name="Standard">Next Sequence Number: 1 (relative sequence number)</text:p>
      <text:p text:style-name="Standard">Acknowledgment Number: 490 (relative ack number)</text:p>
      <text:p text:style-name="Standard">Acknowledgment number (raw): 4071952249</text:p>
      <text:p text:style-name="Standard">La taille: 32 bytes</text:p>
      <text:p text:style-name="Standard"/>
      <text:p text:style-name="Standard">Q27:</text:p>
      <text:p text:style-name="Standard">Ils augmentent en fonction de la quantité de données échangées.</text:p>
      <text:p text:style-name="Standard"/>
      <text:p text:style-name="Standard">Q28:</text:p>
      <text:p text:style-name="Standard">La taille de données applicatives de HTTP du 200 OK est: 1632 bits</text:p>
      <text:p text:style-name="Standard"/>
      <text:p text:style-name="Standard">Q29:</text:p>
      <text:p text:style-name="Standard">La fragmentation des données peut se produire à deux niveaux principaux :</text:p>
      <text:p text:style-name="Standard"><text:soft-page-break/>+ Au niveau de la couche Transport (TCP):</text:p>
      <text:p text:style-name="Standard"><text:tab/>+ TCP segmente les données en fonction du MSS (Maximum Segment Size).</text:p>
      <text:p text:style-name="Standard"><text:tab/>+ Le MSS est négocié lors du three-way handshake et définit la taille maximale d'un segment TCP sans fragmentation IP.</text:p>
      <text:p text:style-name="Standard">+ Au niveau de la couche Réseau (IP):</text:p>
      <text:p text:style-name="Standard"><text:tab/>+ Si un paquet IP dépasse la MTU (Maximum Transmission Unit) du réseau, il est fragmenté par l’IP.</text:p>
      <text:p text:style-name="Standard"><text:tab/>+ La MTU typique d’Ethernet est 1500 octets (hors en-têtes).</text:p>
      <text:p text:style-name="Standard">Constatations dans Wireshark:</text:p>
      <text:p text:style-name="Standard">+ Le paquet ICMP est fragmenté en plusieurs paquets IP.</text:p>
      <text:p text:style-name="Standard">+ Les indicateurs de fragmentation dans l’en-tête IP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officeooo:rsid="00068fb3" officeooo:paragraph-rsid="00068fb3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guyen Anh Dung et Zoe LE BARILLEC – Group 1.1 3INF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22:38:46.602802180</meta:creation-date>
    <dc:date>2025-02-05T22:41:02.491760326</dc:date>
    <meta:editing-duration>PT2M17S</meta:editing-duration>
    <meta:editing-cycles>1</meta:editing-cycles>
    <meta:document-statistic meta:table-count="0" meta:image-count="0" meta:object-count="0" meta:page-count="5" meta:paragraph-count="159" meta:word-count="984" meta:character-count="6680" meta:non-whitespace-character-count="5589"/>
    <meta:generator>LibreOffice/24.2.7.2$Linux_X86_64 LibreOffice_project/420$Build-2</meta:generator>
  </office:meta>
</office:document-meta>
</file>